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7b856" officeooo:paragraph-rsid="0017b856"/>
    </style:style>
    <style:style style:name="P2" style:family="paragraph" style:parent-style-name="Standard">
      <style:text-properties officeooo:rsid="0017b856" officeooo:paragraph-rsid="0017b85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5" style:family="paragraph" style:parent-style-name="Standard" style:list-style-name="L2">
      <style:text-properties officeooo:rsid="001bb104" officeooo:paragraph-rsid="001bb104"/>
    </style:style>
    <style:style style:name="P6" style:family="paragraph" style:parent-style-name="Standard" style:list-style-name="L3">
      <style:text-properties officeooo:rsid="001bb104" officeooo:paragraph-rsid="001bb104"/>
    </style:style>
    <style:style style:name="P7" style:family="paragraph" style:parent-style-name="Standard" style:list-style-name="L3">
      <style:text-properties officeooo:paragraph-rsid="001bb104"/>
    </style:style>
    <style:style style:name="P8" style:family="paragraph" style:parent-style-name="Standard" style:list-style-name="L1">
      <style:text-properties officeooo:rsid="001d4c5f" officeooo:paragraph-rsid="001d4c5f"/>
    </style:style>
    <style:style style:name="P9" style:family="paragraph" style:parent-style-name="Standard" style:list-style-name="L2">
      <style:text-properties officeooo:rsid="001f6ca4" officeooo:paragraph-rsid="001f6ca4"/>
    </style:style>
    <style:style style:name="P10" style:family="paragraph" style:parent-style-name="Standard">
      <style:text-properties officeooo:rsid="001f6ca4" officeooo:paragraph-rsid="001f6ca4"/>
    </style:style>
    <style:style style:name="P11" style:family="paragraph" style:parent-style-name="Standard" style:list-style-name="L2">
      <style:text-properties officeooo:rsid="0022904f" officeooo:paragraph-rsid="0022904f"/>
    </style:style>
    <style:style style:name="P12" style:family="paragraph" style:parent-style-name="Standard" style:list-style-name="L2">
      <style:text-properties officeooo:rsid="00237f19" officeooo:paragraph-rsid="00237f19"/>
    </style:style>
    <style:style style:name="P13" style:family="paragraph" style:parent-style-name="Standard" style:list-style-name="L2">
      <style:text-properties officeooo:rsid="0024b494" officeooo:paragraph-rsid="0024b494"/>
    </style:style>
    <style:style style:name="P14" style:family="paragraph" style:parent-style-name="Standard" style:list-style-name="L1">
      <style:text-properties officeooo:rsid="0025ea51" officeooo:paragraph-rsid="0025ea51"/>
    </style:style>
    <style:style style:name="P15" style:family="paragraph" style:parent-style-name="Standard" style:list-style-name="L2">
      <style:text-properties officeooo:rsid="00270c26" officeooo:paragraph-rsid="00270c26"/>
    </style:style>
    <style:style style:name="P16" style:family="paragraph" style:parent-style-name="Standard" style:list-style-name="L4">
      <style:text-properties officeooo:rsid="00289daf" officeooo:paragraph-rsid="00289daf"/>
    </style:style>
    <style:style style:name="P17" style:family="paragraph" style:parent-style-name="Standard">
      <style:paragraph-properties fo:text-align="center" style:justify-single-word="false"/>
      <style:text-properties officeooo:paragraph-rsid="00289daf"/>
    </style:style>
    <style:style style:name="P18" style:family="paragraph" style:parent-style-name="Standard" style:list-style-name="L2">
      <style:text-properties officeooo:rsid="00297f84" officeooo:paragraph-rsid="00297f84"/>
    </style:style>
    <style:style style:name="P19" style:family="paragraph" style:parent-style-name="Standard" style:list-style-name="L4">
      <style:text-properties officeooo:rsid="002b6e0d" officeooo:paragraph-rsid="002b6e0d"/>
    </style:style>
    <style:style style:name="P20" style:family="paragraph" style:parent-style-name="Standard" style:list-style-name="L2">
      <style:text-properties officeooo:rsid="002de709" officeooo:paragraph-rsid="002de709"/>
    </style:style>
    <style:style style:name="P21" style:family="paragraph" style:parent-style-name="Standard" style:list-style-name="L4">
      <style:text-properties officeooo:rsid="002e9dbc" officeooo:paragraph-rsid="002e9dbc"/>
    </style:style>
    <style:style style:name="P22" style:family="paragraph" style:parent-style-name="Standard" style:list-style-name="L4">
      <style:text-properties officeooo:rsid="00304346" officeooo:paragraph-rsid="00304346"/>
    </style:style>
    <style:style style:name="T1" style:family="text">
      <style:text-properties officeooo:rsid="0019ecf2"/>
    </style:style>
    <style:style style:name="T2" style:family="text">
      <style:text-properties officeooo:rsid="001bb104"/>
    </style:style>
    <style:style style:name="T3" style:family="text">
      <style:text-properties officeooo:rsid="001ebff3"/>
    </style:style>
    <style:style style:name="T4" style:family="text">
      <style:text-properties officeooo:rsid="00210a60"/>
    </style:style>
    <style:style style:name="T5" style:family="text">
      <style:text-properties officeooo:rsid="0022aec1"/>
    </style:style>
    <style:style style:name="T6" style:family="text">
      <style:text-properties style:text-underline-style="solid" style:text-underline-width="auto" style:text-underline-color="font-color" fo:font-weight="bold" officeooo:rsid="00289daf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prowadzone zmiany ogólne</text:p>
      <text:p text:style-name="P2"/>
      <text:list text:style-name="L1">
        <text:list-item>
          <text:p text:style-name="P1">Zmieniono format liczb na przecinek jako separator dziesiętny – osobiście uważam, że kropka jest międzynarodowa i powinna być stosowana uniwersalnie, bo „wymyślanki” z przecinkiem tylko i wyłącznie wszystko komplikują. Ostatecznie jednak, skoro praca jest po polsku to niech będzie przecinek – można to w każdej chwili zmienić jedną opcją podczas kompilacji do PDF.</text:p>
        </text:list-item>
        <text:list-item>
          <text:p text:style-name="P1">Poprawiono wygląd niektóre wielkości – zmiana raczej niezauważalna w tekście gołym okiem. Chodzi głównie o przypadki „10-bitowy” itd.. Nie znalazłem w słowniku reguły jak się to pisze poprawnie, natomiast jeśli będzie taka potrzeba, to można w całym dokumencie przestawić na „10 bitowy” itd..</text:p>
        </text:list-item>
        <text:list-item>
          <text:p text:style-name="P1">Zmieniono „Podsumowanie przedstawionych zależności” <text:span text:style-name="T1">oraz „Podsumowanie przeprowadzonego eksperymentu” </text:span>na „Podsumowanie rozdziału”.</text:p>
        </text:list-item>
        <text:list-item>
          <text:p text:style-name="P1">Zmieniono „model błędu” na „model błędów” w całym dokumencie (poza przypadkami, gdzie rzeczywiście termin odnosił się do pojedynczego sygnału błędu).</text:p>
        </text:list-item>
        <text:list-item>
          <text:p text:style-name="P8">Ujednolicono „<text:span text:style-name="T3">(</text:span>nie<text:span text:style-name="T3">)</text:span>dokładność” w kontekście wielkości wyjściowej – <text:span text:style-name="T3">używane jest tylko pojęcie „niedokładności”</text:span>. W kontekście pozostałych wielkości jest używane słowo odpowiednie dla danego kontekstu, tak by miało to logiczny sens.</text:p>
        </text:list-item>
        <text:list-item>
          <text:p text:style-name="P14">W tekście jest więcej symboli dla opisywanych wielkości, przez co nie trzeba ich szukać w przypadku gdy zapomni się ich znaczenia – wydaje mi się, że nie powprowadzałem ich zbyt dużo, przez co tekst nie jest mniej czytelny, natomiast wygoda czytającego jest zwiększona.</text:p>
        </text:list-item>
      </text:list>
      <text:p text:style-name="P2"/>
      <text:p text:style-name="P17"><text:span text:style-name="T6">Zmiany wymagające dodatkowego komentarza</text:span></text:p>
      <text:p text:style-name="Standard"/>
      <text:list text:style-name="L4">
        <text:list-item>
          <text:p text:style-name="P16">Strona 24: „nie pozwala na” – zmieniłem to na „nie zawsze umożliwia”. Rzeczywiście jej znajomość, przy założeniu znajomości rodzaju rozkładu i standardowego typu tego rozkładu jest wystarczająca.</text:p>
        </text:list-item>
        <text:list-item>
          <text:p text:style-name="P19">Strona 26: „w zadowalającym stopniu” – usunąłem ten tekst. Guide coś tam o tym mówi formalnie, więc wydaje mi się, że odnośnik do literatury jest wystarczający i ten tekst był zbędny.</text:p>
        </text:list-item>
        <text:list-item>
          <text:p text:style-name="P21">Strona 33, opis tabeli 2.2: dopisałem dla jakiego poziomu ufności są dane, przy czym w tekście jest to wspomniane wielokrotnie. W przypadku tej tabeli temat jest śliski, ponieważ sam napisałem, że praca obejmuje tylko klasyczną definicje niepewności rozszerzonej, a w tabeli jest lewa i prawa strona – wiem o tym, natomiast w razie czego umiem to obronić.</text:p>
        </text:list-item>
        <text:list-item>
          <text:p text:style-name="P22">Strona 38, „Niezależnie od zastosowanego (…)”: zredagowałem ten fragment – bez sensu było to napisane. Teraz powinno być jasne, o co chodziło i po co ten dopisek.</text:p>
        </text:list-item>
      </text:list>
      <text:p text:style-name="P4">Zmiany niewprowadzone</text:p>
      <text:p text:style-name="P3"/>
      <text:list text:style-name="L2">
        <text:list-item>
          <text:p text:style-name="P5">Teza – nie mam pomysłu na jej skrócenie, gdzie zachowane zostaną założenia, na których mi zależy:</text:p>
          <text:list>
            <text:list-item>
              <text:p text:style-name="P5">Umożliwienie oszacowania wypadkowej wartości niepewności rozszerzonej stosując zaproponowany model błędów oraz metodę wyznaczania wypadkowej wartości niepewności rozszerzonej.</text:p>
            </text:list-item>
            <text:list-item>
              <text:p text:style-name="P5">W celu zastosowania modelu błędów wymagane jest określenie parametrów tego modelu, przy czym można zrobić w dowolny sposób.</text:p>
            </text:list-item>
            <text:list-item>
              <text:p text:style-name="P5">Wyznaczenie wartości wypadkowej niepewności rozszerzonej musi być możliwe w czasie rzeczywistym – algorytm musi cechować się niską złożonością obliczeniową.</text:p>
            </text:list-item>
            <text:list-item>
              <text:p text:style-name="P5">Zmiana parametrów przetwarzanego sygnału oraz zmiana parametrów modelu błędów muszą być możliwe w czasie rzeczywistym.</text:p>
            </text:list-item>
            <text:list-item>
              <text:p text:style-name="P5">Zaproponowane rozwiązanie musi dostarczać wyniki zbieżne z uzyskiwanymi metodą Monte-Carlo dla stosowania tych samych założeń.</text:p>
            </text:list-item>
          </text:list>
        </text:list-item>
        <text:list-item>
          <text:p text:style-name="P9">Symbol dla idealnego przebiegu wielkości „<draw:frame draw:style-name="fr1" draw:name="Obiekt1" text:anchor-type="as-char" svg:y="-0.386cm" svg:width="0.81cm" svg:height="0.51cm" draw:z-index="0"><draw:object xlink:href="./Object 1" xlink:type="simple" xlink:show="embed" xlink:actuate="onLoad"/><draw:image xlink:href="./ObjectReplacements/Object 1" xlink:type="simple" xlink:show="embed" xlink:actuate="onLoad"/></draw:frame>” – <text:span text:style-name="T4">wiem, że to jest pochodna stopnia zależnego od liczby kropek, natomiast w literaturze (głównie u prof. Jakubca, ale nie tylko) też się z tym spotkałem. W pracy nie ma ani jednej pochodnej, a do tego na wstępie jest to wprowadzone w oznaczeniach.</text:span></text:p>
        </text:list-item>
        <text:list-item>
          <text:p text:style-name="P11">Strona 7: wydaje mi się, że tam nie potrzeba dodatkowych objaśnień. Chwilę temu były wprowadzane oznaczenia. <text:span text:style-name="T5">Zredagowałem lekko tekst tak, aby nie trzeba było szukać oznaczeń, tylko naturalnie się je poznało na podstawie tekstu – powinno być czytelniej, a jednocześnie nie ma więcej tekstu.</text:span></text:p>
        </text:list-item>
        <text:list-item>
          <text:p text:style-name="P12">Strona 9: dziękuję za tą uwagę, bo rzeczywiście nie miałem pojęcia, że się to tak nazywa – nie czytałem nigdy o nieliniowych nic, miałem jednak świadomość, że bloczki można ułożyć inaczej. Co do samej uwagi, to w pracy i tak później jest założenie o liniowości tych fragmentów, co znowu oznacza, że ich kolejność jest nieistotna. W obecnej wersji nie wyjaśniałbym tego bezpośrednio, żeby było to ewentualne łatwe do obronienia pytanie.</text:p>
        </text:list-item>
        <text:list-item>
          <text:p text:style-name="P13">Strona 16: Nie bardzo wiem, o co chodzi. Dodałem „P/P” do schematu A/C na rys. 2.1, natomiast sama praca nie skupia się na analizie właściwości przetwornika A/C. Założone jest, że przetwornik A/C można modelować jako fragment analogowy + kwantyzator opisany w rozdziale, a zatem to aplikacja modelu ma wskazać sygnały błędów związane z P/P, co też jest w treści pracy. Nie chciałbym zagłębiać się w te tematy szczegółowo, bo raz że nie o tym ta praca, a dwa że na ten temat jest miliard innych prac, a ja się na tym nie znam jakoś najlepiej.</text:p>
        </text:list-item>
        <text:list-item>
          <text:p text:style-name="P15">Strona 21: Jawnie takiego składnika nie ma, natomiast po prawej stronie jest <draw:frame draw:style-name="fr1" draw:name="Obiekt2" text:anchor-type="as-char" svg:y="-0.377cm" svg:width="1.732cm" svg:height="0.483cm" draw:z-index="1"><draw:object xlink:href="./Object 2" xlink:type="simple" xlink:show="embed" xlink:actuate="onLoad"/><draw:image xlink:href="./ObjectReplacements/Object 2" xlink:type="simple" xlink:show="embed" xlink:actuate="onLoad"/></draw:frame><text:s/>i tłumaczone jest znaczenie <draw:frame draw:style-name="fr1" draw:name="Obiekt3" text:anchor-type="as-char" svg:y="-0.377cm" svg:width="0.997cm" svg:height="0.483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na przykładzie – wklejenie w objaśnieniu całości mija się z celem, a tak jest wyjaśnione co oznacza „E”.</text:p>
        </text:list-item>
        <text:list-item>
          <text:p text:style-name="P18">Strona 24, równanie 2.79: To jest wzór na wariancję i wydaje mi się, że jest OK – gdyby to było odchylenie standardowe, to byłby tam na całej prawej stronie pierwiastek. W wektorach są odchylenia standardowe, transpozycja też jest we właściwym miejscu, podobnie jak indeksy.</text:p>
        </text:list-item>
        <text:list-item>
          <text:p text:style-name="P20">Strona 32, przedział &lt;3;9&gt;: taki przedział ma odzwierciedlać „typową” liczbę sumowanych sygnałów. Poniekąd jest to wyjaśnione w dalszej części rozdziału. Zostawiłbym to, tak samo jak większość przyjętych tylko na potrzeby przykładu wielkości. I tak będą pytania „dlaczego” – jeśli teraz wyjaśnię „bo zwykle jak liczę niepewność, to sumuję od 3 do 9 sygnałów” to ktoś i tak zapyta „a dlaczego zwykle jest ich tyle”.</text:p>
        </text:list-item>
      </text:list>
      <text:p text:style-name="P10"/>
      <text:p text:style-name="P3"/>
      <text:p text:style-name="P4">Pozostałe zmiany</text:p>
      <text:p text:style-name="Standard"/>
      <text:list text:style-name="L3">
        <text:list-item>
          <text:p text:style-name="P7"><text:span text:style-name="T2">Wszystko to, co jest na marginesie w komentarzu, to wersja „stara”.</text:span></text:p>
        </text:list-item>
        <text:list-item>
          <text:p text:style-name="P7"><text:span text:style-name="T2">Wszystko to, co jest oznaczone na niebiesko to wprowadzone zmiany.</text:span></text:p>
        </text:list-item>
        <text:list-item>
          <text:p text:style-name="P7"><text:span text:style-name="T2">Czasami komentarze na marginesie mogą na siebie nachodzić.</text:span></text:p>
        </text:list-item>
        <text:list-item>
          <text:p text:style-name="P6">W przypadku liczb i wzorów mogą pojawić się błędy w oznaczeniach, tak samo jak separator dziesiętny może renderować się jako kropka – w ostatecznym dokumencie to jest dobrze rysowan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8-16T19:42:09.437526812</meta:creation-date>
    <dc:date>2023-08-16T23:23:56.543658228</dc:date>
    <dc:creator>Łukasz Dróżdż</dc:creator>
    <meta:editing-duration>PT1H55M12S</meta:editing-duration>
    <meta:editing-cycles>15</meta:editing-cycles>
    <meta:generator>LibreOffice/7.5.5.2$Linux_X86_64 LibreOffice_project/50$Build-2</meta:generator>
    <meta:document-statistic meta:table-count="0" meta:image-count="0" meta:object-count="3" meta:page-count="3" meta:paragraph-count="31" meta:word-count="919" meta:character-count="6107" meta:non-whitespace-character-count="5226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˙</mo>
      </mover>
      <mrow>
        <mo fence="true" form="prefix" stretchy="false">(</mo>
        <mrow>
          <mi>x</mi>
        </mrow>
        <mo fence="true" form="postfix" stretchy="false">)</mo>
      </mrow>
    </mrow>
    <annotation encoding="StarMath 5.0">dot{a}(x)</annotation>
  </semantics>
</math>
</file>

<file path=Object 2/content.xml><?xml version="1.0" encoding="utf-8"?>
<math xmlns="http://www.w3.org/1998/Math/MathML" display="block">
  <semantics>
    <mrow>
      <mrow>
        <mo stretchy="false">…</mo>
        <mo stretchy="false">=</mo>
        <mi>E</mi>
      </mrow>
      <mrow>
        <mo fence="true" form="prefix" stretchy="false">[</mo>
        <mrow>
          <mo stretchy="false">…</mo>
        </mrow>
        <mo fence="true" form="postfix" stretchy="false">]</mo>
      </mrow>
    </mrow>
    <annotation encoding="StarMath 5.0"> dotslow = E [  dotslow  ]</annotation>
  </semantics>
</math>
</file>

<file path=Object 3/content.xml><?xml version="1.0" encoding="utf-8"?>
<math xmlns="http://www.w3.org/1998/Math/MathML" display="block">
  <semantics>
    <mrow>
      <mi>E</mi>
      <mrow>
        <mo fence="true" form="prefix" stretchy="false">[</mo>
        <mrow>
          <mo stretchy="false">…</mo>
        </mrow>
        <mo fence="true" form="postfix" stretchy="false">]</mo>
      </mrow>
    </mrow>
    <annotation encoding="StarMath 5.0">E [  dotslow  ]</annotation>
  </semantics>
</math>
</file>